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FileContentCorrupted.CacheFileContentCorru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cheFileContentCorrupted.getContent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Corrupted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Corrupted.deser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Corrupted.setContentType( byt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eFileContentCorrupted.setContent( byte [ ]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eFileContentCorrupted.write( @ NonNullable RandomAccessFile ra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eFileContentCorrupted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Corrupted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Corrupted.setContentLength( int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eFileContentCorrupted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FileContentCorrupted.setContentHashCode( int content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